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2.671cm" fo:min-width="5.088cm" draw:shadow-opacity="0%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921cm" svg:x="7.794cm" svg:y="3.92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1.27cm" svg:x="8.429cm" svg:y="4.756cm">
          <draw:text-box>
            <text:p>BanyanBase</text:p>
          </draw:text-box>
        </draw:frame>
        <draw:custom-shape draw:style-name="gr1" draw:text-style-name="P1" draw:layer="layout" svg:width="5.588cm" svg:height="2.921cm" svg:x="7.794cm" svg:y="9.2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572cm" svg:height="1.673cm" svg:x="8.302cm" svg:y="10.19cm">
          <draw:text-box>
            <text:p>GatewayBase</text:p>
          </draw:text-box>
        </draw:frame>
        <draw:custom-shape draw:style-name="gr1" draw:text-style-name="P1" draw:layer="layout" svg:width="5.588cm" svg:height="2.921cm" svg:x="7.794cm" svg:y="14.58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6cm" svg:height="1.673cm" svg:x="8.175cm" svg:y="15.524cm">
          <draw:text-box>
            <text:p>CrickitGateway</text:p>
          </draw:text-box>
        </draw:frame>
        <draw:line draw:style-name="gr4" draw:text-style-name="P3" draw:layer="layout" svg:x1="10.398cm" svg:y1="9.255cm" svg:x2="10.398cm" svg:y2="6.842cm">
          <text:p/>
        </draw:line>
        <draw:line draw:style-name="gr4" draw:text-style-name="P3" draw:layer="layout" svg:x1="10.398cm" svg:y1="14.589cm" svg:x2="10.398cm" svg:y2="12.176cm">
          <text:p/>
        </draw:line>
        <draw:frame draw:style-name="gr5" draw:text-style-name="P4" draw:layer="layout" svg:width="6.604cm" svg:height="1.524cm" svg:x="13.7cm" svg:y="4.856cm">
          <draw:text-box>
            <text:p><text:span text:style-name="T1">Banyan Communications</text:span></text:p>
          </draw:text-box>
        </draw:frame>
        <draw:frame draw:style-name="gr5" draw:text-style-name="P6" draw:layer="layout" svg:width="6.096cm" svg:height="1.524cm" svg:x="13.827cm" svg:y="10.044cm">
          <draw:text-box>
            <text:p text:style-name="P5"><text:span text:style-name="T1">OneGPIO Messaging Interface</text:span></text:p>
          </draw:text-box>
        </draw:frame>
        <draw:frame draw:style-name="gr5" draw:text-style-name="P6" draw:layer="layout" svg:width="6.096cm" svg:height="1.524cm" svg:x="13.7cm" svg:y="15.163cm">
          <draw:text-box>
            <text:p text:style-name="P5"><text:span text:style-name="T1">OneGPIO <text:s/>Interface </text:span></text:p>
            <text:p text:style-name="P5"><text:span text:style-name="T1">To/From Cricket 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0:41:38.855873346</meta:creation-date>
    <dc:date>2019-08-05T19:55:04.215718021</dc:date>
    <meta:editing-duration>PT45M2S</meta:editing-duration>
    <meta:editing-cycles>4</meta:editing-cycles>
    <meta:generator>LibreOffice/6.2.5.2$Linux_X86_64 LibreOffice_project/20$Build-2</meta:generator>
    <meta:document-statistic meta:object-count="11"/>
  </office:meta>
</office:document-meta>
</file>